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8.04" calcext:value-type="float">
            <text:p>28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" office:value-type="string" calcext:value-type="string">
            <text:p>FatF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2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6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est <text:s text:c="4"/>Три строки нужно проверить по даташиту</text:p>
          </table:table-cell>
          <table:table-cell table:number-columns-repeated="1020"/>
        </table:table-row>
        <table:table-row table:style-name="ro6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7:52:27.8537106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8T18:40:09.599568121</dc:date>
    <meta:editing-duration>P1DT2H53S</meta:editing-duration>
    <meta:editing-cycles>228</meta:editing-cycles>
    <meta:document-statistic meta:table-count="2" meta:cell-count="163" meta:object-count="0"/>
    <meta:user-defined meta:name=""/>
    <meta:user-defined meta:name="qrichtext">1</meta:user-defined>
  </office:meta>
</office:document-meta>
</file>